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4.357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531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2021-2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add6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Excel_5f_CondFormat_5f_1_5f_1_5f_1" style:base-cell-address="'2021-22'.H4"/>
    </style:style>
    <style:style style:name="ce17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Excel_5f_CondFormat_5f_1_5f_1_5f_1" style:base-cell-address="'2021-22'.H4"/>
    </style:style>
    <style:style style:name="ce1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1-22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3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8" table:default-cell-style-name="ce5"/>
        <table:table-column table:style-name="co4" table:number-columns-repeated="243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number-columns-repeated="2"/>
          <table:table-cell table:style-name="ce2" table:number-columns-repeated="5"/>
          <table:table-cell table:style-name="ce20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7" table:number-columns-repeated="3"/>
          <table:table-cell table:style-name="ce2"/>
          <table:table-cell table:style-name="ce11" office:value-type="string" calcext:value-type="string" table:number-columns-spanned="4" table:number-rows-spanned="1">
            <text:p>Algoritmo Greedy</text:p>
          </table:table-cell>
          <table:covered-table-cell table:number-columns-repeated="3" table:style-name="ce11"/>
          <table:table-cell table:style-name="ce21"/>
          <table:table-cell table:style-name="ce26" table:number-columns-repeated="2"/>
          <table:table-cell/>
          <table:table-cell table:style-name="ce11" office:value-type="string" calcext:value-type="string" table:number-columns-spanned="4" table:number-rows-spanned="1">
            <text:p>Algoritmo Búsqueda Local</text:p>
          </table:table-cell>
          <table:covered-table-cell table:number-columns-repeated="3" table:style-name="ce11"/>
          <table:table-cell table:number-columns-repeated="1007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9" office:value-type="string" calcext:value-type="string">
            <text:p>Mejor coste</text:p>
          </table:table-cell>
          <table:table-cell table:style-name="ce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11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11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1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1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4]-[.$D4])" office:value-type="float" office:value="0" calcext:value-type="float">
            <text:p>0,00</text:p>
          </table:table-cell>
          <table:table-cell table:style-name="ce19" office:value-type="float" office:value="0.00000817280000000031" calcext:value-type="float">
            <text:p>8,17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O4]-[.$D4])" office:value-type="float" office:value="0" calcext:value-type="float">
            <text:p>0,00</text:p>
          </table:table-cell>
          <table:table-cell table:style-name="ce19" office:value-type="float" office:value="0.000180017000000002" calcext:value-type="float">
            <text:p>1,80E-04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2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1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7" table:formula="of:=100*([.G5]-[.$D5])" office:value-type="float" office:value="0" calcext:value-type="float">
            <text:p>0,00</text:p>
          </table:table-cell>
          <table:table-cell table:style-name="ce19" office:value-type="float" office:value="0.00000660500000000119" calcext:value-type="float">
            <text:p>6,61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7" table:formula="of:=100*([.O5]-[.$D5])" office:value-type="float" office:value="0" calcext:value-type="float">
            <text:p>0,00</text:p>
          </table:table-cell>
          <table:table-cell table:style-name="ce19" office:value-type="float" office:value="0.000169076600000001" calcext:value-type="float">
            <text:p>1,69E-04</text:p>
          </table:table-cell>
          <table:table-cell table:number-columns-repeated="1007"/>
        </table:table-row>
        <table:table-row table:style-name="ro5">
          <table:table-cell table:style-name="ce4" office:value-type="string" calcext:value-type="string">
            <text:p>GKD-b_3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1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7" table:formula="of:=100*([.G6]-[.$D6])" office:value-type="float" office:value="0" calcext:value-type="float">
            <text:p>0,00</text:p>
          </table:table-cell>
          <table:table-cell table:style-name="ce19" office:value-type="float" office:value="0.00000706779999999907" calcext:value-type="float">
            <text:p>7,07E-06</text:p>
          </table:table-cell>
          <table:table-cell table:style-name="ce22"/>
          <table:table-cell table:style-name="ce24" office:value-type="string" calcext:value-type="string">
            <text:p>Media Desv Greedy:</text:p>
          </table:table-cell>
          <table:table-cell table:style-name="ce29" table:formula="of:=SUM([.H4:.H53])/[.$B1]" office:value-type="float" office:value="80.3223425789044" calcext:value-type="float">
            <text:p>80,32</text:p>
          </table:table-cell>
          <table:table-cell/>
          <table:table-cell table:style-name="ce1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7" table:formula="of:=100*([.O6]-[.$D6])" office:value-type="float" office:value="0" calcext:value-type="float">
            <text:p>0,00</text:p>
          </table:table-cell>
          <table:table-cell table:style-name="ce19" office:value-type="float" office:value="0.000177997199999996" calcext:value-type="float">
            <text:p>1,78E-04</text:p>
          </table:table-cell>
          <table:table-cell table:number-columns-repeated="1007"/>
        </table:table-row>
        <table:table-row table:style-name="ro5">
          <table:table-cell table:style-name="ce4" office:value-type="string" calcext:value-type="string">
            <text:p>GKD-b_4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1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7" table:formula="of:=100*([.G7]-[.$D7])" office:value-type="float" office:value="0" calcext:value-type="float">
            <text:p>0,00</text:p>
          </table:table-cell>
          <table:table-cell table:style-name="ce19" office:value-type="float" office:value="0.00000641719999999735" calcext:value-type="float">
            <text:p>6,42E-06</text:p>
          </table:table-cell>
          <table:table-cell table:style-name="ce22"/>
          <table:table-cell table:style-name="ce24" office:value-type="string" calcext:value-type="string">
            <text:p>Media Tiempo Greedy:</text:p>
          </table:table-cell>
          <table:table-cell table:style-name="ce30" table:formula="of:=SUM([.I4:.I53])/[.$B1]" office:value-type="float" office:value="0.0148805592720001" calcext:value-type="float">
            <text:p>1,49E-02</text:p>
          </table:table-cell>
          <table:table-cell/>
          <table:table-cell table:style-name="ce1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7" table:formula="of:=100*([.O7]-[.$D7])" office:value-type="float" office:value="0" calcext:value-type="float">
            <text:p>0,00</text:p>
          </table:table-cell>
          <table:table-cell table:style-name="ce19" office:value-type="float" office:value="0.000170984000000002" calcext:value-type="float">
            <text:p>1,71E-04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5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1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7" table:formula="of:=100*([.G8]-[.$D8])" office:value-type="float" office:value="0" calcext:value-type="float">
            <text:p>0,00</text:p>
          </table:table-cell>
          <table:table-cell table:style-name="ce19" office:value-type="float" office:value="0.00000771880000000058" calcext:value-type="float">
            <text:p>7,72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7" table:formula="of:=100*([.O8]-[.$D8])" office:value-type="float" office:value="0" calcext:value-type="float">
            <text:p>0,00</text:p>
          </table:table-cell>
          <table:table-cell table:style-name="ce19" office:value-type="float" office:value="0.000190701799999998" calcext:value-type="float">
            <text:p>1,91E-04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6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.7179599999997" calcext:value-type="float">
            <text:p>12,7179599999997</text:p>
          </table:table-cell>
          <table:table-cell table:style-name="ce2"/>
          <table:table-cell table:style-name="ce1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17" table:formula="of:=100*([.G9]-[.$D9])/MAX([.G9];[.$D9])" office:value-type="float" office:value="92.6459815135424" calcext:value-type="float">
            <text:p>92,65</text:p>
          </table:table-cell>
          <table:table-cell table:style-name="ce19" office:value-type="float" office:value="0.000337902799999998" calcext:value-type="float">
            <text:p>3,38E-04</text:p>
          </table:table-cell>
          <table:table-cell table:style-name="ce22"/>
          <table:table-cell table:style-name="ce24" office:value-type="string" calcext:value-type="string">
            <text:p>Media Desv BL:</text:p>
          </table:table-cell>
          <table:table-cell table:style-name="ce29" table:formula="of:=SUM([.P4:.P53])/[.$B1]" office:value-type="float" office:value="59.5789445784808" calcext:value-type="float">
            <text:p>59,58</text:p>
          </table:table-cell>
          <table:table-cell/>
          <table:table-cell table:style-name="ce13" office:value-type="string" calcext:value-type="string">
            <text:p>GKD-b_6_n25_m7</text:p>
          </table:table-cell>
          <table:table-cell table:style-name="ce15" office:value-type="float" office:value="47.0970339999999" calcext:value-type="float">
            <text:p>47,0970</text:p>
          </table:table-cell>
          <table:table-cell table:style-name="ce17" table:formula="of:=100*([.O9]-[.$D9])/MAX([.O9];[.$D9])" office:value-type="float" office:value="72.9962612932277" calcext:value-type="float">
            <text:p>73,00</text:p>
          </table:table-cell>
          <table:table-cell table:style-name="ce19" office:value-type="float" office:value="0.0022416314" calcext:value-type="float">
            <text:p>2,24E-03</text:p>
          </table:table-cell>
          <table:table-cell table:number-columns-repeated="1007"/>
        </table:table-row>
        <table:table-row table:style-name="ro5">
          <table:table-cell table:style-name="ce4" office:value-type="string" calcext:value-type="string">
            <text:p>GKD-b_7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.0987499999997" calcext:value-type="float">
            <text:p>14,0987499999997</text:p>
          </table:table-cell>
          <table:table-cell table:style-name="ce2"/>
          <table:table-cell table:style-name="ce1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17" table:formula="of:=100*([.G10]-[.$D10])/MAX([.G10];[.$D10])" office:value-type="float" office:value="90.6925670204823" calcext:value-type="float">
            <text:p>90,69</text:p>
          </table:table-cell>
          <table:table-cell table:style-name="ce19" office:value-type="float" office:value="0.000342908799999994" calcext:value-type="float">
            <text:p>3,43E-04</text:p>
          </table:table-cell>
          <table:table-cell table:style-name="ce22"/>
          <table:table-cell table:style-name="ce24" office:value-type="string" calcext:value-type="string">
            <text:p>Media Tiempo BL:</text:p>
          </table:table-cell>
          <table:table-cell table:style-name="ce30" table:formula="of:=SUM([.Q4:.Q53])/[.$B1]" office:value-type="float" office:value="0.261914148028" calcext:value-type="float">
            <text:p>2,62E-01</text:p>
          </table:table-cell>
          <table:table-cell/>
          <table:table-cell table:style-name="ce13" office:value-type="string" calcext:value-type="string">
            <text:p>GKD-b_7_n25_m7</text:p>
          </table:table-cell>
          <table:table-cell table:style-name="ce15" office:value-type="float" office:value="48.031548" calcext:value-type="float">
            <text:p>48,0315</text:p>
          </table:table-cell>
          <table:table-cell table:style-name="ce17" table:formula="of:=100*([.O10]-[.$D10])/MAX([.O10];[.$D10])" office:value-type="float" office:value="70.6468964939467" calcext:value-type="float">
            <text:p>70,65</text:p>
          </table:table-cell>
          <table:table-cell table:style-name="ce19" office:value-type="float" office:value="0.0013467902" calcext:value-type="float">
            <text:p>1,35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8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.7611899999998" calcext:value-type="float">
            <text:p>16,7611899999998</text:p>
          </table:table-cell>
          <table:table-cell table:style-name="ce2"/>
          <table:table-cell table:style-name="ce1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17" table:formula="of:=100*([.G11]-[.$D11])/MAX([.G11];[.$D11])" office:value-type="float" office:value="87.3589531663613" calcext:value-type="float">
            <text:p>87,36</text:p>
          </table:table-cell>
          <table:table-cell table:style-name="ce19" office:value-type="float" office:value="0.000363427400000005" calcext:value-type="float">
            <text:p>3,63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8_n25_m7</text:p>
          </table:table-cell>
          <table:table-cell table:style-name="ce15" office:value-type="float" office:value="41.6675699999999" calcext:value-type="float">
            <text:p>41,6676</text:p>
          </table:table-cell>
          <table:table-cell table:style-name="ce17" table:formula="of:=100*([.O11]-[.$D11])/MAX([.O11];[.$D11])" office:value-type="float" office:value="59.7740160993314" calcext:value-type="float">
            <text:p>59,77</text:p>
          </table:table-cell>
          <table:table-cell table:style-name="ce19" office:value-type="float" office:value="0.00198547799999999" calcext:value-type="float">
            <text:p>1,99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9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.0692099999999" calcext:value-type="float">
            <text:p>17,0692099999999</text:p>
          </table:table-cell>
          <table:table-cell table:style-name="ce2"/>
          <table:table-cell table:style-name="ce1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17" table:formula="of:=100*([.G12]-[.$D12])/MAX([.G12];[.$D12])" office:value-type="float" office:value="87.015082356563" calcext:value-type="float">
            <text:p>87,02</text:p>
          </table:table-cell>
          <table:table-cell table:style-name="ce19" office:value-type="float" office:value="0.000337722399999996" calcext:value-type="float">
            <text:p>3,38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9_n25_m7</text:p>
          </table:table-cell>
          <table:table-cell table:style-name="ce15" office:value-type="float" office:value="48.7940200000001" calcext:value-type="float">
            <text:p>48,7940</text:p>
          </table:table-cell>
          <table:table-cell table:style-name="ce17" table:formula="of:=100*([.O12]-[.$D12])/MAX([.O12];[.$D12])" office:value-type="float" office:value="65.0178239054706" calcext:value-type="float">
            <text:p>65,02</text:p>
          </table:table-cell>
          <table:table-cell table:style-name="ce19" office:value-type="float" office:value="0.00265068199999999" calcext:value-type="float">
            <text:p>2,65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10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3.2652299999999" calcext:value-type="float">
            <text:p>23,2652299999999</text:p>
          </table:table-cell>
          <table:table-cell table:style-name="ce2"/>
          <table:table-cell table:style-name="ce1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17" table:formula="of:=100*([.G13]-[.$D13])/MAX([.G13];[.$D13])" office:value-type="float" office:value="84.6168593111865" calcext:value-type="float">
            <text:p>84,62</text:p>
          </table:table-cell>
          <table:table-cell table:style-name="ce19" office:value-type="float" office:value="0.000336836400000001" calcext:value-type="float">
            <text:p>3,37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10_n25_m7</text:p>
          </table:table-cell>
          <table:table-cell table:style-name="ce15" office:value-type="float" office:value="48.853686" calcext:value-type="float">
            <text:p>48,8537</text:p>
          </table:table-cell>
          <table:table-cell table:style-name="ce17" table:formula="of:=100*([.O13]-[.$D13])/MAX([.O13];[.$D13])" office:value-type="float" office:value="52.3777387032784" calcext:value-type="float">
            <text:p>52,38</text:p>
          </table:table-cell>
          <table:table-cell table:style-name="ce19" office:value-type="float" office:value="0.00226014060000001" calcext:value-type="float">
            <text:p>2,26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11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92610000000002" calcext:value-type="float">
            <text:p>1,92610000000002</text:p>
          </table:table-cell>
          <table:table-cell table:style-name="ce2"/>
          <table:table-cell table:style-name="ce1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17" table:formula="of:=100*([.G14]-[.$D14])/MAX([.G14];[.$D14])" office:value-type="float" office:value="98.2592485633084" calcext:value-type="float">
            <text:p>98,26</text:p>
          </table:table-cell>
          <table:table-cell table:style-name="ce19" office:value-type="float" office:value="0.000404401000000004" calcext:value-type="float">
            <text:p>4,04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11_n50_m5</text:p>
          </table:table-cell>
          <table:table-cell table:style-name="ce15" office:value-type="float" office:value="13.040284" calcext:value-type="float">
            <text:p>13,0403</text:p>
          </table:table-cell>
          <table:table-cell table:style-name="ce17" table:formula="of:=100*([.O14]-[.$D14])/MAX([.O14];[.$D14])" office:value-type="float" office:value="85.2296161648012" calcext:value-type="float">
            <text:p>85,23</text:p>
          </table:table-cell>
          <table:table-cell table:style-name="ce19" office:value-type="float" office:value="0.003023883" calcext:value-type="float">
            <text:p>3,02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12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12104000000011" calcext:value-type="float">
            <text:p>2,12104000000011</text:p>
          </table:table-cell>
          <table:table-cell table:style-name="ce2"/>
          <table:table-cell table:style-name="ce1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17" table:formula="of:=100*([.G15]-[.$D15])/MAX([.G15];[.$D15])" office:value-type="float" office:value="97.3632362150698" calcext:value-type="float">
            <text:p>97,36</text:p>
          </table:table-cell>
          <table:table-cell table:style-name="ce19" office:value-type="float" office:value="0.000392248200000006" calcext:value-type="float">
            <text:p>3,92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12_n50_m5</text:p>
          </table:table-cell>
          <table:table-cell table:style-name="ce15" office:value-type="float" office:value="21.49185" calcext:value-type="float">
            <text:p>21,4919</text:p>
          </table:table-cell>
          <table:table-cell table:style-name="ce17" table:formula="of:=100*([.O15]-[.$D15])/MAX([.O15];[.$D15])" office:value-type="float" office:value="90.1309566184386" calcext:value-type="float">
            <text:p>90,13</text:p>
          </table:table-cell>
          <table:table-cell table:style-name="ce19" office:value-type="float" office:value="0.002946548" calcext:value-type="float">
            <text:p>2,95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13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36230999999998" calcext:value-type="float">
            <text:p>2,36230999999998</text:p>
          </table:table-cell>
          <table:table-cell table:style-name="ce2"/>
          <table:table-cell table:style-name="ce1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17" table:formula="of:=100*([.G16]-[.$D16])/MAX([.G16];[.$D16])" office:value-type="float" office:value="97.4770633530495" calcext:value-type="float">
            <text:p>97,48</text:p>
          </table:table-cell>
          <table:table-cell table:style-name="ce19" office:value-type="float" office:value="0.000379260799999997" calcext:value-type="float">
            <text:p>3,79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13_n50_m5</text:p>
          </table:table-cell>
          <table:table-cell table:style-name="ce15" office:value-type="float" office:value="17.114912" calcext:value-type="float">
            <text:p>17,1149</text:p>
          </table:table-cell>
          <table:table-cell table:style-name="ce17" table:formula="of:=100*([.O16]-[.$D16])/MAX([.O16];[.$D16])" office:value-type="float" office:value="86.1973581868257" calcext:value-type="float">
            <text:p>86,20</text:p>
          </table:table-cell>
          <table:table-cell table:style-name="ce19" office:value-type="float" office:value="0.0024131744" calcext:value-type="float">
            <text:p>2,41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14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6631999999999" calcext:value-type="float">
            <text:p>1,6631999999999</text:p>
          </table:table-cell>
          <table:table-cell table:style-name="ce2"/>
          <table:table-cell table:style-name="ce1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17" table:formula="of:=100*([.G17]-[.$D17])/MAX([.G17];[.$D17])" office:value-type="float" office:value="98.6183712431154" calcext:value-type="float">
            <text:p>98,62</text:p>
          </table:table-cell>
          <table:table-cell table:style-name="ce19" office:value-type="float" office:value="0.000363174799999999" calcext:value-type="float">
            <text:p>3,63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3" office:value-type="string" calcext:value-type="string">
            <text:p>GKD-b_14_n50_m5</text:p>
          </table:table-cell>
          <table:table-cell table:style-name="ce15" office:value-type="float" office:value="19.857098" calcext:value-type="float">
            <text:p>19,8571</text:p>
          </table:table-cell>
          <table:table-cell table:style-name="ce17" table:formula="of:=100*([.O17]-[.$D17])/MAX([.O17];[.$D17])" office:value-type="float" office:value="91.6241537408946" calcext:value-type="float">
            <text:p>91,62</text:p>
          </table:table-cell>
          <table:table-cell table:style-name="ce19" office:value-type="float" office:value="0.00235129699999999" calcext:value-type="float">
            <text:p>2,35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15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85312999999996" calcext:value-type="float">
            <text:p>2,85312999999996</text:p>
          </table:table-cell>
          <table:table-cell table:style-name="ce2"/>
          <table:table-cell table:style-name="ce1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17" table:formula="of:=100*([.G18]-[.$D18])/MAX([.G18];[.$D18])" office:value-type="float" office:value="97.7953233435612" calcext:value-type="float">
            <text:p>97,80</text:p>
          </table:table-cell>
          <table:table-cell table:style-name="ce19" office:value-type="float" office:value="0.000359209800000004" calcext:value-type="float">
            <text:p>3,59E-04</text:p>
          </table:table-cell>
          <table:table-cell table:style-name="ce2" table:number-columns-repeated="3"/>
          <table:table-cell/>
          <table:table-cell table:style-name="ce13" office:value-type="string" calcext:value-type="string">
            <text:p>GKD-b_15_n50_m5</text:p>
          </table:table-cell>
          <table:table-cell table:style-name="ce15" office:value-type="float" office:value="15.21756" calcext:value-type="float">
            <text:p>15,2176</text:p>
          </table:table-cell>
          <table:table-cell table:style-name="ce17" table:formula="of:=100*([.O18]-[.$D18])/MAX([.O18];[.$D18])" office:value-type="float" office:value="81.2510678453053" calcext:value-type="float">
            <text:p>81,25</text:p>
          </table:table-cell>
          <table:table-cell table:style-name="ce19" office:value-type="float" office:value="0.00202608479999999" calcext:value-type="float">
            <text:p>2,03E-03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16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.7457799999991" calcext:value-type="float">
            <text:p>42,7457799999991</text:p>
          </table:table-cell>
          <table:table-cell table:style-name="ce2"/>
          <table:table-cell table:style-name="ce1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17" table:formula="of:=100*([.G19]-[.$D19])/MAX([.G19];[.$D19])" office:value-type="float" office:value="85.8592898212056" calcext:value-type="float">
            <text:p>85,86</text:p>
          </table:table-cell>
          <table:table-cell table:style-name="ce19" office:value-type="float" office:value="0.0027556554" calcext:value-type="float">
            <text:p>2,76E-03</text:p>
          </table:table-cell>
          <table:table-cell table:style-name="ce23" table:number-columns-repeated="3"/>
          <table:table-cell/>
          <table:table-cell table:style-name="ce13" office:value-type="string" calcext:value-type="string">
            <text:p>GKD-b_16_n50_m15</text:p>
          </table:table-cell>
          <table:table-cell table:style-name="ce15" office:value-type="float" office:value="163.704614" calcext:value-type="float">
            <text:p>163,7046</text:p>
          </table:table-cell>
          <table:table-cell table:style-name="ce17" table:formula="of:=100*([.O19]-[.$D19])/MAX([.O19];[.$D19])" office:value-type="float" office:value="73.8884696310397" calcext:value-type="float">
            <text:p>73,89</text:p>
          </table:table-cell>
          <table:table-cell table:style-name="ce19" office:value-type="float" office:value="0.0184583836" calcext:value-type="float">
            <text:p>1,85E-02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17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8.1076099999996" calcext:value-type="float">
            <text:p>48,1076099999996</text:p>
          </table:table-cell>
          <table:table-cell table:style-name="ce2"/>
          <table:table-cell table:style-name="ce1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17" table:formula="of:=100*([.G20]-[.$D20])/MAX([.G20];[.$D20])" office:value-type="float" office:value="86.0159379601658" calcext:value-type="float">
            <text:p>86,02</text:p>
          </table:table-cell>
          <table:table-cell table:style-name="ce19" office:value-type="float" office:value="0.00273496899999996" calcext:value-type="float">
            <text:p>2,73E-03</text:p>
          </table:table-cell>
          <table:table-cell table:style-name="ce24" table:number-columns-repeated="2"/>
          <table:table-cell table:style-name="ce31"/>
          <table:table-cell/>
          <table:table-cell table:style-name="ce13" office:value-type="string" calcext:value-type="string">
            <text:p>GKD-b_17_n50_m15</text:p>
          </table:table-cell>
          <table:table-cell table:style-name="ce15" office:value-type="float" office:value="106.765932" calcext:value-type="float">
            <text:p>106,7659</text:p>
          </table:table-cell>
          <table:table-cell table:style-name="ce17" table:formula="of:=100*([.O20]-[.$D20])/MAX([.O20];[.$D20])" office:value-type="float" office:value="54.9410480489229" calcext:value-type="float">
            <text:p>54,94</text:p>
          </table:table-cell>
          <table:table-cell table:style-name="ce19" office:value-type="float" office:value="0.026467857" calcext:value-type="float">
            <text:p>2,65E-02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18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1960899999997" calcext:value-type="float">
            <text:p>43,1960899999997</text:p>
          </table:table-cell>
          <table:table-cell table:style-name="ce2"/>
          <table:table-cell table:style-name="ce1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17" table:formula="of:=100*([.G21]-[.$D21])/MAX([.G21];[.$D21])" office:value-type="float" office:value="88.8450314903827" calcext:value-type="float">
            <text:p>88,85</text:p>
          </table:table-cell>
          <table:table-cell table:style-name="ce19" office:value-type="float" office:value="0.0027605232" calcext:value-type="float">
            <text:p>2,76E-03</text:p>
          </table:table-cell>
          <table:table-cell table:style-name="ce24" table:number-columns-repeated="2"/>
          <table:table-cell table:style-name="ce31"/>
          <table:table-cell/>
          <table:table-cell table:style-name="ce13" office:value-type="string" calcext:value-type="string">
            <text:p>GKD-b_18_n50_m15</text:p>
          </table:table-cell>
          <table:table-cell table:style-name="ce15" office:value-type="float" office:value="118.400584" calcext:value-type="float">
            <text:p>118,4006</text:p>
          </table:table-cell>
          <table:table-cell table:style-name="ce17" table:formula="of:=100*([.O21]-[.$D21])/MAX([.O21];[.$D21])" office:value-type="float" office:value="63.5169958283316" calcext:value-type="float">
            <text:p>63,52</text:p>
          </table:table-cell>
          <table:table-cell table:style-name="ce19" office:value-type="float" office:value="0.0223926586" calcext:value-type="float">
            <text:p>2,24E-02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19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6.4124499999994" calcext:value-type="float">
            <text:p>46,4124499999994</text:p>
          </table:table-cell>
          <table:table-cell table:style-name="ce2"/>
          <table:table-cell table:style-name="ce1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17" table:formula="of:=100*([.G22]-[.$D22])/MAX([.G22];[.$D22])" office:value-type="float" office:value="89.2752232301867" calcext:value-type="float">
            <text:p>89,28</text:p>
          </table:table-cell>
          <table:table-cell table:style-name="ce19" office:value-type="float" office:value="0.00273873059999998" calcext:value-type="float">
            <text:p>2,74E-03</text:p>
          </table:table-cell>
          <table:table-cell table:style-name="ce25" table:number-columns-repeated="2"/>
          <table:table-cell table:style-name="ce32"/>
          <table:table-cell/>
          <table:table-cell table:style-name="ce13" office:value-type="string" calcext:value-type="string">
            <text:p>GKD-b_19_n50_m15</text:p>
          </table:table-cell>
          <table:table-cell table:style-name="ce15" office:value-type="float" office:value="110.600652" calcext:value-type="float">
            <text:p>110,6007</text:p>
          </table:table-cell>
          <table:table-cell table:style-name="ce17" table:formula="of:=100*([.O22]-[.$D22])/MAX([.O22];[.$D22])" office:value-type="float" office:value="58.0360068763434" calcext:value-type="float">
            <text:p>58,04</text:p>
          </table:table-cell>
          <table:table-cell table:style-name="ce19" office:value-type="float" office:value="0.0258677634" calcext:value-type="float">
            <text:p>2,59E-02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20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7.7151099999996" calcext:value-type="float">
            <text:p>47,7151099999996</text:p>
          </table:table-cell>
          <table:table-cell table:style-name="ce2"/>
          <table:table-cell table:style-name="ce1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17" table:formula="of:=100*([.G23]-[.$D23])/MAX([.G23];[.$D23])" office:value-type="float" office:value="88.8456552694299" calcext:value-type="float">
            <text:p>88,85</text:p>
          </table:table-cell>
          <table:table-cell table:style-name="ce19" office:value-type="float" office:value="0.0027185402" calcext:value-type="float">
            <text:p>2,72E-03</text:p>
          </table:table-cell>
          <table:table-cell table:style-name="ce25" table:number-columns-repeated="2"/>
          <table:table-cell table:style-name="ce32"/>
          <table:table-cell/>
          <table:table-cell table:style-name="ce13" office:value-type="string" calcext:value-type="string">
            <text:p>GKD-b_20_n50_m15</text:p>
          </table:table-cell>
          <table:table-cell table:style-name="ce15" office:value-type="float" office:value="125.286858" calcext:value-type="float">
            <text:p>125,2869</text:p>
          </table:table-cell>
          <table:table-cell table:style-name="ce17" table:formula="of:=100*([.O23]-[.$D23])/MAX([.O23];[.$D23])" office:value-type="float" office:value="61.9153111813214" calcext:value-type="float">
            <text:p>61,92</text:p>
          </table:table-cell>
          <table:table-cell table:style-name="ce19" office:value-type="float" office:value="0.0246429374" calcext:value-type="float">
            <text:p>2,46E-02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21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8320199999999" calcext:value-type="float">
            <text:p>13,8320199999999</text:p>
          </table:table-cell>
          <table:table-cell table:style-name="ce2"/>
          <table:table-cell table:style-name="ce1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17" table:formula="of:=100*([.G24]-[.$D24])/MAX([.G24];[.$D24])" office:value-type="float" office:value="91.9468442183893" calcext:value-type="float">
            <text:p>91,95</text:p>
          </table:table-cell>
          <table:table-cell table:style-name="ce19" office:value-type="float" office:value="0.00268354499999996" calcext:value-type="float">
            <text:p>2,68E-03</text:p>
          </table:table-cell>
          <table:table-cell table:style-name="ce25" table:number-columns-repeated="2"/>
          <table:table-cell table:style-name="ce32"/>
          <table:table-cell/>
          <table:table-cell table:style-name="ce13" office:value-type="string" calcext:value-type="string">
            <text:p>GKD-b_21_n100_m10</text:p>
          </table:table-cell>
          <table:table-cell table:style-name="ce15" office:value-type="float" office:value="50.038272" calcext:value-type="float">
            <text:p>50,0383</text:p>
          </table:table-cell>
          <table:table-cell table:style-name="ce17" table:formula="of:=100*([.O24]-[.$D24])/MAX([.O24];[.$D24])" office:value-type="float" office:value="72.3571189668582" calcext:value-type="float">
            <text:p>72,36</text:p>
          </table:table-cell>
          <table:table-cell table:style-name="ce19" office:value-type="float" office:value="0.0219087186000001" calcext:value-type="float">
            <text:p>2,19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22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6643400000003" calcext:value-type="float">
            <text:p>13,6643400000003</text:p>
          </table:table-cell>
          <table:table-cell table:style-name="ce10"/>
          <table:table-cell table:style-name="ce1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17" table:formula="of:=100*([.G25]-[.$D25])/MAX([.G25];[.$D25])" office:value-type="float" office:value="94.3220461127971" calcext:value-type="float">
            <text:p>94,32</text:p>
          </table:table-cell>
          <table:table-cell table:style-name="ce19" office:value-type="float" office:value="0.00283229179999993" calcext:value-type="float">
            <text:p>2,83E-03</text:p>
          </table:table-cell>
          <table:table-cell table:number-columns-repeated="4"/>
          <table:table-cell table:style-name="ce13" office:value-type="string" calcext:value-type="string">
            <text:p>GKD-b_22_n100_m10</text:p>
          </table:table-cell>
          <table:table-cell table:style-name="ce15" office:value-type="float" office:value="58.1788659999996" calcext:value-type="float">
            <text:p>58,1789</text:p>
          </table:table-cell>
          <table:table-cell table:style-name="ce17" table:formula="of:=100*([.O25]-[.$D25])/MAX([.O25];[.$D25])" office:value-type="float" office:value="76.5132238913003" calcext:value-type="float">
            <text:p>76,51</text:p>
          </table:table-cell>
          <table:table-cell table:style-name="ce19" office:value-type="float" office:value="0.0217707782" calcext:value-type="float">
            <text:p>2,18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23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.3453799999998" calcext:value-type="float">
            <text:p>15,3453799999998</text:p>
          </table:table-cell>
          <table:table-cell table:style-name="ce10"/>
          <table:table-cell table:style-name="ce1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17" table:formula="of:=100*([.G26]-[.$D26])/MAX([.G26];[.$D26])" office:value-type="float" office:value="93.9581021037427" calcext:value-type="float">
            <text:p>93,96</text:p>
          </table:table-cell>
          <table:table-cell table:style-name="ce19" office:value-type="float" office:value="0.00268749000000001" calcext:value-type="float">
            <text:p>2,69E-03</text:p>
          </table:table-cell>
          <table:table-cell table:number-columns-repeated="4"/>
          <table:table-cell table:style-name="ce13" office:value-type="string" calcext:value-type="string">
            <text:p>GKD-b_23_n100_m10</text:p>
          </table:table-cell>
          <table:table-cell table:style-name="ce15" office:value-type="float" office:value="57.73694" calcext:value-type="float">
            <text:p>57,7369</text:p>
          </table:table-cell>
          <table:table-cell table:style-name="ce17" table:formula="of:=100*([.O26]-[.$D26])/MAX([.O26];[.$D26])" office:value-type="float" office:value="73.421902858032" calcext:value-type="float">
            <text:p>73,42</text:p>
          </table:table-cell>
          <table:table-cell table:style-name="ce19" office:value-type="float" office:value="0.0175137456" calcext:value-type="float">
            <text:p>1,75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24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64063999999939" calcext:value-type="float">
            <text:p>8,64063999999939</text:p>
          </table:table-cell>
          <table:table-cell table:style-name="ce10"/>
          <table:table-cell table:style-name="ce1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17" table:formula="of:=100*([.G27]-[.$D27])/MAX([.G27];[.$D27])" office:value-type="float" office:value="97.3187594041662" calcext:value-type="float">
            <text:p>97,32</text:p>
          </table:table-cell>
          <table:table-cell table:style-name="ce19" office:value-type="float" office:value="0.00269651039999998" calcext:value-type="float">
            <text:p>2,70E-03</text:p>
          </table:table-cell>
          <table:table-cell table:number-columns-repeated="4"/>
          <table:table-cell table:style-name="ce13" office:value-type="string" calcext:value-type="string">
            <text:p>GKD-b_24_n100_m10</text:p>
          </table:table-cell>
          <table:table-cell table:style-name="ce15" office:value-type="float" office:value="40.371906" calcext:value-type="float">
            <text:p>40,3719</text:p>
          </table:table-cell>
          <table:table-cell table:style-name="ce17" table:formula="of:=100*([.O27]-[.$D27])/MAX([.O27];[.$D27])" office:value-type="float" office:value="78.5973939402331" calcext:value-type="float">
            <text:p>78,60</text:p>
          </table:table-cell>
          <table:table-cell table:style-name="ce19" office:value-type="float" office:value="0.017878365" calcext:value-type="float">
            <text:p>1,79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25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.2005099999999" calcext:value-type="float">
            <text:p>17,2005099999999</text:p>
          </table:table-cell>
          <table:table-cell table:style-name="ce10"/>
          <table:table-cell table:style-name="ce1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17" table:formula="of:=100*([.G28]-[.$D28])/MAX([.G28];[.$D28])" office:value-type="float" office:value="92.7966320529414" calcext:value-type="float">
            <text:p>92,80</text:p>
          </table:table-cell>
          <table:table-cell table:style-name="ce19" office:value-type="float" office:value="0.00274299879999997" calcext:value-type="float">
            <text:p>2,74E-03</text:p>
          </table:table-cell>
          <table:table-cell table:number-columns-repeated="4"/>
          <table:table-cell table:style-name="ce13" office:value-type="string" calcext:value-type="string">
            <text:p>GKD-b_25_n100_m10</text:p>
          </table:table-cell>
          <table:table-cell table:style-name="ce15" office:value-type="float" office:value="45.1367559999999" calcext:value-type="float">
            <text:p>45,1368</text:p>
          </table:table-cell>
          <table:table-cell table:style-name="ce17" table:formula="of:=100*([.O28]-[.$D28])/MAX([.O28];[.$D28])" office:value-type="float" office:value="61.8924541231986" calcext:value-type="float">
            <text:p>61,89</text:p>
          </table:table-cell>
          <table:table-cell table:style-name="ce19" office:value-type="float" office:value="0.0303439844" calcext:value-type="float">
            <text:p>3,03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26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8.729590000001" calcext:value-type="float">
            <text:p>168,729590000001</text:p>
          </table:table-cell>
          <table:table-cell table:style-name="ce10"/>
          <table:table-cell table:style-name="ce1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17" table:formula="of:=100*([.G29]-[.$D29])/MAX([.G29];[.$D29])" office:value-type="float" office:value="79.8985775997371" calcext:value-type="float">
            <text:p>79,90</text:p>
          </table:table-cell>
          <table:table-cell table:style-name="ce19" office:value-type="float" office:value="0.0205392559999999" calcext:value-type="float">
            <text:p>2,05E-02</text:p>
          </table:table-cell>
          <table:table-cell table:number-columns-repeated="4"/>
          <table:table-cell table:style-name="ce13" office:value-type="string" calcext:value-type="string">
            <text:p>GKD-b_26_n100_m30</text:p>
          </table:table-cell>
          <table:table-cell table:style-name="ce15" office:value-type="float" office:value="326.988298" calcext:value-type="float">
            <text:p>326,9883</text:p>
          </table:table-cell>
          <table:table-cell table:style-name="ce17" table:formula="of:=100*([.O29]-[.$D29])/MAX([.O29];[.$D29])" office:value-type="float" office:value="48.3988904092216" calcext:value-type="float">
            <text:p>48,40</text:p>
          </table:table-cell>
          <table:table-cell table:style-name="ce19" office:value-type="float" office:value="0.32366711" calcext:value-type="float">
            <text:p>3,24E-01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27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09726" calcext:value-type="float">
            <text:p>127,09726</text:p>
          </table:table-cell>
          <table:table-cell table:style-name="ce2"/>
          <table:table-cell table:style-name="ce1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17" table:formula="of:=100*([.G30]-[.$D30])/MAX([.G30];[.$D30])" office:value-type="float" office:value="85.9025083507754" calcext:value-type="float">
            <text:p>85,90</text:p>
          </table:table-cell>
          <table:table-cell table:style-name="ce19" office:value-type="float" office:value="0.0205505055999999" calcext:value-type="float">
            <text:p>2,06E-02</text:p>
          </table:table-cell>
          <table:table-cell table:style-name="ce25" table:number-columns-repeated="2"/>
          <table:table-cell table:style-name="ce32"/>
          <table:table-cell/>
          <table:table-cell table:style-name="ce13" office:value-type="string" calcext:value-type="string">
            <text:p>GKD-b_27_n100_m30</text:p>
          </table:table-cell>
          <table:table-cell table:style-name="ce15" office:value-type="float" office:value="303.307606" calcext:value-type="float">
            <text:p>303,3076</text:p>
          </table:table-cell>
          <table:table-cell table:style-name="ce17" table:formula="of:=100*([.O30]-[.$D30])/MAX([.O30];[.$D30])" office:value-type="float" office:value="58.0962503129579" calcext:value-type="float">
            <text:p>58,10</text:p>
          </table:table-cell>
          <table:table-cell table:style-name="ce19" office:value-type="float" office:value="0.3633973112" calcext:value-type="float">
            <text:p>3,63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28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.379189999999" calcext:value-type="float">
            <text:p>106,379189999999</text:p>
          </table:table-cell>
          <table:table-cell table:style-name="ce10"/>
          <table:table-cell table:style-name="ce1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17" table:formula="of:=100*([.G31]-[.$D31])/MAX([.G31];[.$D31])" office:value-type="float" office:value="88.0421005705984" calcext:value-type="float">
            <text:p>88,04</text:p>
          </table:table-cell>
          <table:table-cell table:style-name="ce19" office:value-type="float" office:value="0.0202760099999999" calcext:value-type="float">
            <text:p>2,03E-02</text:p>
          </table:table-cell>
          <table:table-cell table:number-columns-repeated="4"/>
          <table:table-cell table:style-name="ce13" office:value-type="string" calcext:value-type="string">
            <text:p>GKD-b_28_n100_m30</text:p>
          </table:table-cell>
          <table:table-cell table:style-name="ce15" office:value-type="float" office:value="477.331299999999" calcext:value-type="float">
            <text:p>477,3313</text:p>
          </table:table-cell>
          <table:table-cell table:style-name="ce17" table:formula="of:=100*([.O31]-[.$D31])/MAX([.O31];[.$D31])" office:value-type="float" office:value="77.7137619091815" calcext:value-type="float">
            <text:p>77,71</text:p>
          </table:table-cell>
          <table:table-cell table:style-name="ce19" office:value-type="float" office:value="0.1804176404" calcext:value-type="float">
            <text:p>1,80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29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7.453159999999" calcext:value-type="float">
            <text:p>137,453159999999</text:p>
          </table:table-cell>
          <table:table-cell table:style-name="ce10"/>
          <table:table-cell table:style-name="ce1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17" table:formula="of:=100*([.G32]-[.$D32])/MAX([.G32];[.$D32])" office:value-type="float" office:value="84.1183487905755" calcext:value-type="float">
            <text:p>84,12</text:p>
          </table:table-cell>
          <table:table-cell table:style-name="ce19" office:value-type="float" office:value="0.0207238494" calcext:value-type="float">
            <text:p>2,07E-02</text:p>
          </table:table-cell>
          <table:table-cell table:number-columns-repeated="4"/>
          <table:table-cell table:style-name="ce13" office:value-type="string" calcext:value-type="string">
            <text:p>GKD-b_29_n100_m30</text:p>
          </table:table-cell>
          <table:table-cell table:style-name="ce15" office:value-type="float" office:value="312.085084000001" calcext:value-type="float">
            <text:p>312,0851</text:p>
          </table:table-cell>
          <table:table-cell table:style-name="ce17" table:formula="of:=100*([.O32]-[.$D32])/MAX([.O32];[.$D32])" office:value-type="float" office:value="55.9565108853461" calcext:value-type="float">
            <text:p>55,96</text:p>
          </table:table-cell>
          <table:table-cell table:style-name="ce19" office:value-type="float" office:value="0.223592278" calcext:value-type="float">
            <text:p>2,24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30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479740000001" calcext:value-type="float">
            <text:p>127,479740000001</text:p>
          </table:table-cell>
          <table:table-cell table:style-name="ce10"/>
          <table:table-cell table:style-name="ce1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17" table:formula="of:=100*([.G33]-[.$D33])/MAX([.G33];[.$D33])" office:value-type="float" office:value="81.7996385624709" calcext:value-type="float">
            <text:p>81,80</text:p>
          </table:table-cell>
          <table:table-cell table:style-name="ce19" office:value-type="float" office:value="0.0205040171999999" calcext:value-type="float">
            <text:p>2,05E-02</text:p>
          </table:table-cell>
          <table:table-cell table:number-columns-repeated="4"/>
          <table:table-cell table:style-name="ce13" office:value-type="string" calcext:value-type="string">
            <text:p>GKD-b_30_n100_m30</text:p>
          </table:table-cell>
          <table:table-cell table:style-name="ce15" office:value-type="float" office:value="377.652688" calcext:value-type="float">
            <text:p>377,6527</text:p>
          </table:table-cell>
          <table:table-cell table:style-name="ce17" table:formula="of:=100*([.O33]-[.$D33])/MAX([.O33];[.$D33])" office:value-type="float" office:value="66.2441857159505" calcext:value-type="float">
            <text:p>66,24</text:p>
          </table:table-cell>
          <table:table-cell table:style-name="ce19" office:value-type="float" office:value="0.3531859618" calcext:value-type="float">
            <text:p>3,53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31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.7451399999999" calcext:value-type="float">
            <text:p>11,7451399999999</text:p>
          </table:table-cell>
          <table:table-cell table:style-name="ce10"/>
          <table:table-cell table:style-name="ce1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17" table:formula="of:=100*([.G34]-[.$D34])/MAX([.G34];[.$D34])" office:value-type="float" office:value="86.4000762929837" calcext:value-type="float">
            <text:p>86,40</text:p>
          </table:table-cell>
          <table:table-cell table:style-name="ce19" office:value-type="float" office:value="0.00478737179999982" calcext:value-type="float">
            <text:p>4,79E-03</text:p>
          </table:table-cell>
          <table:table-cell table:number-columns-repeated="4"/>
          <table:table-cell table:style-name="ce13" office:value-type="string" calcext:value-type="string">
            <text:p>GKD-b_31_n125_m12</text:p>
          </table:table-cell>
          <table:table-cell table:style-name="ce15" office:value-type="float" office:value="53.855258" calcext:value-type="float">
            <text:p>53,8553</text:p>
          </table:table-cell>
          <table:table-cell table:style-name="ce17" table:formula="of:=100*([.O34]-[.$D34])/MAX([.O34];[.$D34])" office:value-type="float" office:value="78.1912844981638" calcext:value-type="float">
            <text:p>78,19</text:p>
          </table:table-cell>
          <table:table-cell table:style-name="ce19" office:value-type="float" office:value="0.0685636398" calcext:value-type="float">
            <text:p>6,86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32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7889299999997" calcext:value-type="float">
            <text:p>18,7889299999997</text:p>
          </table:table-cell>
          <table:table-cell table:style-name="ce10"/>
          <table:table-cell table:style-name="ce1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17" table:formula="of:=100*([.G35]-[.$D35])/MAX([.G35];[.$D35])" office:value-type="float" office:value="94.0707017846191" calcext:value-type="float">
            <text:p>94,07</text:p>
          </table:table-cell>
          <table:table-cell table:style-name="ce19" office:value-type="float" office:value="0.00485817759999954" calcext:value-type="float">
            <text:p>4,86E-03</text:p>
          </table:table-cell>
          <table:table-cell table:number-columns-repeated="4"/>
          <table:table-cell table:style-name="ce13" office:value-type="string" calcext:value-type="string">
            <text:p>GKD-b_32_n125_m12</text:p>
          </table:table-cell>
          <table:table-cell table:style-name="ce15" office:value-type="float" office:value="48.5933960000003" calcext:value-type="float">
            <text:p>48,5934</text:p>
          </table:table-cell>
          <table:table-cell table:style-name="ce17" table:formula="of:=100*([.O35]-[.$D35])/MAX([.O35];[.$D35])" office:value-type="float" office:value="61.334396138933" calcext:value-type="float">
            <text:p>61,33</text:p>
          </table:table-cell>
          <table:table-cell table:style-name="ce19" office:value-type="float" office:value="0.0496243243999995" calcext:value-type="float">
            <text:p>4,96E-02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33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5315999999998" calcext:value-type="float">
            <text:p>18,5315999999998</text:p>
          </table:table-cell>
          <table:table-cell table:style-name="ce2"/>
          <table:table-cell table:style-name="ce1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17" table:formula="of:=100*([.G36]-[.$D36])/MAX([.G36];[.$D36])" office:value-type="float" office:value="92.9299867016635" calcext:value-type="float">
            <text:p>92,93</text:p>
          </table:table-cell>
          <table:table-cell table:style-name="ce19" office:value-type="float" office:value="0.00489913400000042" calcext:value-type="float">
            <text:p>4,90E-03</text:p>
          </table:table-cell>
          <table:table-cell table:style-name="ce25" table:number-columns-repeated="2"/>
          <table:table-cell table:style-name="ce32"/>
          <table:table-cell/>
          <table:table-cell table:style-name="ce13" office:value-type="string" calcext:value-type="string">
            <text:p>GKD-b_33_n125_m12</text:p>
          </table:table-cell>
          <table:table-cell table:style-name="ce15" office:value-type="float" office:value="55.8831539999998" calcext:value-type="float">
            <text:p>55,8832</text:p>
          </table:table-cell>
          <table:table-cell table:style-name="ce17" table:formula="of:=100*([.O36]-[.$D36])/MAX([.O36];[.$D36])" office:value-type="float" office:value="66.8386648326974" calcext:value-type="float">
            <text:p>66,84</text:p>
          </table:table-cell>
          <table:table-cell table:style-name="ce19" office:value-type="float" office:value="0.0640928646000002" calcext:value-type="float">
            <text:p>6,41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34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.4883300000001" calcext:value-type="float">
            <text:p>19,4883300000001</text:p>
          </table:table-cell>
          <table:table-cell/>
          <table:table-cell table:style-name="ce1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17" table:formula="of:=100*([.G37]-[.$D37])/MAX([.G37];[.$D37])" office:value-type="float" office:value="93.4811089093575" calcext:value-type="float">
            <text:p>93,48</text:p>
          </table:table-cell>
          <table:table-cell table:style-name="ce19" office:value-type="float" office:value="0.00489728700000001" calcext:value-type="float">
            <text:p>4,90E-03</text:p>
          </table:table-cell>
          <table:table-cell table:number-columns-repeated="4"/>
          <table:table-cell table:style-name="ce13" office:value-type="string" calcext:value-type="string">
            <text:p>GKD-b_34_n125_m12</text:p>
          </table:table-cell>
          <table:table-cell table:style-name="ce15" office:value-type="float" office:value="82.5840719999993" calcext:value-type="float">
            <text:p>82,5841</text:p>
          </table:table-cell>
          <table:table-cell table:style-name="ce17" table:formula="of:=100*([.O37]-[.$D37])/MAX([.O37];[.$D37])" office:value-type="float" office:value="76.4018296409503" calcext:value-type="float">
            <text:p>76,40</text:p>
          </table:table-cell>
          <table:table-cell table:style-name="ce19" office:value-type="float" office:value="0.0419311488000002" calcext:value-type="float">
            <text:p>4,19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35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1124199999998" calcext:value-type="float">
            <text:p>18,1124199999998</text:p>
          </table:table-cell>
          <table:table-cell/>
          <table:table-cell table:style-name="ce1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17" table:formula="of:=100*([.G38]-[.$D38])/MAX([.G38];[.$D38])" office:value-type="float" office:value="91.5725161146534" calcext:value-type="float">
            <text:p>91,57</text:p>
          </table:table-cell>
          <table:table-cell table:style-name="ce19" office:value-type="float" office:value="0.00490313580000041" calcext:value-type="float">
            <text:p>4,90E-03</text:p>
          </table:table-cell>
          <table:table-cell table:number-columns-repeated="4"/>
          <table:table-cell table:style-name="ce13" office:value-type="string" calcext:value-type="string">
            <text:p>GKD-b_35_n125_m12</text:p>
          </table:table-cell>
          <table:table-cell table:style-name="ce15" office:value-type="float" office:value="83.3742840000001" calcext:value-type="float">
            <text:p>83,3743</text:p>
          </table:table-cell>
          <table:table-cell table:style-name="ce17" table:formula="of:=100*([.O38]-[.$D38])/MAX([.O38];[.$D38])" office:value-type="float" office:value="78.2757714596988" calcext:value-type="float">
            <text:p>78,28</text:p>
          </table:table-cell>
          <table:table-cell table:style-name="ce19" office:value-type="float" office:value="0.0444190767999995" calcext:value-type="float">
            <text:p>4,44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36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5.434770000002" calcext:value-type="float">
            <text:p>155,434770000002</text:p>
          </table:table-cell>
          <table:table-cell/>
          <table:table-cell table:style-name="ce1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17" table:formula="of:=100*([.G39]-[.$D39])/MAX([.G39];[.$D39])" office:value-type="float" office:value="85.7983683424437" calcext:value-type="float">
            <text:p>85,80</text:p>
          </table:table-cell>
          <table:table-cell table:style-name="ce19" office:value-type="float" office:value="0.0385629434000006" calcext:value-type="float">
            <text:p>3,86E-02</text:p>
          </table:table-cell>
          <table:table-cell table:number-columns-repeated="4"/>
          <table:table-cell table:style-name="ce13" office:value-type="string" calcext:value-type="string">
            <text:p>GKD-b_36_n125_m37</text:p>
          </table:table-cell>
          <table:table-cell table:style-name="ce15" office:value-type="float" office:value="332.667072000001" calcext:value-type="float">
            <text:p>332,6671</text:p>
          </table:table-cell>
          <table:table-cell table:style-name="ce17" table:formula="of:=100*([.O39]-[.$D39])/MAX([.O39];[.$D39])" office:value-type="float" office:value="53.2761781725119" calcext:value-type="float">
            <text:p>53,28</text:p>
          </table:table-cell>
          <table:table-cell table:style-name="ce19" office:value-type="float" office:value="0.9536399692" calcext:value-type="float">
            <text:p>9,54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37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98.894619999999" calcext:value-type="float">
            <text:p>198,894619999999</text:p>
          </table:table-cell>
          <table:table-cell/>
          <table:table-cell table:style-name="ce1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17" table:formula="of:=100*([.G40]-[.$D40])/MAX([.G40];[.$D40])" office:value-type="float" office:value="87.6198175295988" calcext:value-type="float">
            <text:p>87,62</text:p>
          </table:table-cell>
          <table:table-cell table:style-name="ce19" office:value-type="float" office:value="0.0392488669999992" calcext:value-type="float">
            <text:p>3,92E-02</text:p>
          </table:table-cell>
          <table:table-cell table:number-columns-repeated="4"/>
          <table:table-cell table:style-name="ce13" office:value-type="string" calcext:value-type="string">
            <text:p>GKD-b_37_n125_m37</text:p>
          </table:table-cell>
          <table:table-cell table:style-name="ce15" office:value-type="float" office:value="435.682838000001" calcext:value-type="float">
            <text:p>435,6828</text:p>
          </table:table-cell>
          <table:table-cell table:style-name="ce17" table:formula="of:=100*([.O40]-[.$D40])/MAX([.O40];[.$D40])" office:value-type="float" office:value="54.3487595442081" calcext:value-type="float">
            <text:p>54,35</text:p>
          </table:table-cell>
          <table:table-cell table:style-name="ce19" office:value-type="float" office:value="0.293928235400001" calcext:value-type="float">
            <text:p>2,94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38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7.96703" calcext:value-type="float">
            <text:p>187,96703</text:p>
          </table:table-cell>
          <table:table-cell/>
          <table:table-cell table:style-name="ce1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17" table:formula="of:=100*([.G41]-[.$D41])/MAX([.G41];[.$D41])" office:value-type="float" office:value="82.373244086393" calcext:value-type="float">
            <text:p>82,37</text:p>
          </table:table-cell>
          <table:table-cell table:style-name="ce19" office:value-type="float" office:value="0.0389299764000001" calcext:value-type="float">
            <text:p>3,89E-02</text:p>
          </table:table-cell>
          <table:table-cell table:number-columns-repeated="4"/>
          <table:table-cell table:style-name="ce13" office:value-type="string" calcext:value-type="string">
            <text:p>GKD-b_38_n125_m37</text:p>
          </table:table-cell>
          <table:table-cell table:style-name="ce15" office:value-type="float" office:value="354.241126000001" calcext:value-type="float">
            <text:p>354,2411</text:p>
          </table:table-cell>
          <table:table-cell table:style-name="ce17" table:formula="of:=100*([.O41]-[.$D41])/MAX([.O41];[.$D41])" office:value-type="float" office:value="46.9381118667741" calcext:value-type="float">
            <text:p>46,94</text:p>
          </table:table-cell>
          <table:table-cell table:style-name="ce19" office:value-type="float" office:value="0.886777591999999" calcext:value-type="float">
            <text:p>8,87E-01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GKD-b_39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8.590200000001" calcext:value-type="float">
            <text:p>168,590200000001</text:p>
          </table:table-cell>
          <table:table-cell table:style-name="ce2"/>
          <table:table-cell table:style-name="ce1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17" table:formula="of:=100*([.G42]-[.$D42])/MAX([.G42];[.$D42])" office:value-type="float" office:value="84.6374923512635" calcext:value-type="float">
            <text:p>84,64</text:p>
          </table:table-cell>
          <table:table-cell table:style-name="ce19" office:value-type="float" office:value="0.0378339826000001" calcext:value-type="float">
            <text:p>3,78E-02</text:p>
          </table:table-cell>
          <table:table-cell table:style-name="ce25" table:number-columns-repeated="2"/>
          <table:table-cell table:style-name="ce32"/>
          <table:table-cell/>
          <table:table-cell table:style-name="ce13" office:value-type="string" calcext:value-type="string">
            <text:p>GKD-b_39_n125_m37</text:p>
          </table:table-cell>
          <table:table-cell table:style-name="ce15" office:value-type="float" office:value="398.090473999999" calcext:value-type="float">
            <text:p>398,0905</text:p>
          </table:table-cell>
          <table:table-cell table:style-name="ce17" table:formula="of:=100*([.O42]-[.$D42])/MAX([.O42];[.$D42])" office:value-type="float" office:value="57.6502802727197" calcext:value-type="float">
            <text:p>57,65</text:p>
          </table:table-cell>
          <table:table-cell table:style-name="ce19" office:value-type="float" office:value="0.585665051399999" calcext:value-type="float">
            <text:p>5,86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0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8.193740000003" calcext:value-type="float">
            <text:p>178,193740000003</text:p>
          </table:table-cell>
          <table:table-cell table:style-name="ce10"/>
          <table:table-cell table:style-name="ce1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17" table:formula="of:=100*([.G43]-[.$D43])/MAX([.G43];[.$D43])" office:value-type="float" office:value="80.7187593124925" calcext:value-type="float">
            <text:p>80,72</text:p>
          </table:table-cell>
          <table:table-cell table:style-name="ce19" office:value-type="float" office:value="0.0375961629999999" calcext:value-type="float">
            <text:p>3,76E-02</text:p>
          </table:table-cell>
          <table:table-cell table:number-columns-repeated="4"/>
          <table:table-cell table:style-name="ce13" office:value-type="string" calcext:value-type="string">
            <text:p>GKD-b_40_n125_m37</text:p>
          </table:table-cell>
          <table:table-cell table:style-name="ce15" office:value-type="float" office:value="394.904344" calcext:value-type="float">
            <text:p>394,9043</text:p>
          </table:table-cell>
          <table:table-cell table:style-name="ce17" table:formula="of:=100*([.O43]-[.$D43])/MAX([.O43];[.$D43])" office:value-type="float" office:value="54.8767333893894" calcext:value-type="float">
            <text:p>54,88</text:p>
          </table:table-cell>
          <table:table-cell table:style-name="ce19" office:value-type="float" office:value="0.3332514632" calcext:value-type="float">
            <text:p>3,33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1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.3460800000003" calcext:value-type="float">
            <text:p>23,3460800000003</text:p>
          </table:table-cell>
          <table:table-cell table:style-name="ce2"/>
          <table:table-cell table:style-name="ce1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17" table:formula="of:=100*([.G44]-[.$D44])/MAX([.G44];[.$D44])" office:value-type="float" office:value="93.8387852129662" calcext:value-type="float">
            <text:p>93,84</text:p>
          </table:table-cell>
          <table:table-cell table:style-name="ce19" office:value-type="float" office:value="0.00859951899999984" calcext:value-type="float">
            <text:p>8,60E-03</text:p>
          </table:table-cell>
          <table:table-cell table:style-name="ce2" table:number-columns-repeated="3"/>
          <table:table-cell/>
          <table:table-cell table:style-name="ce13" office:value-type="string" calcext:value-type="string">
            <text:p>GKD-b_41_n150_m15</text:p>
          </table:table-cell>
          <table:table-cell table:style-name="ce15" office:value-type="float" office:value="85.6171360000004" calcext:value-type="float">
            <text:p>85,6171</text:p>
          </table:table-cell>
          <table:table-cell table:style-name="ce17" table:formula="of:=100*([.O44]-[.$D44])/MAX([.O44];[.$D44])" office:value-type="float" office:value="72.7320007527463" calcext:value-type="float">
            <text:p>72,73</text:p>
          </table:table-cell>
          <table:table-cell table:style-name="ce19" office:value-type="float" office:value="0.0777582419999995" calcext:value-type="float">
            <text:p>7,78E-02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2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894999999996" calcext:value-type="float">
            <text:p>26,7894999999996</text:p>
          </table:table-cell>
          <table:table-cell table:style-name="ce10"/>
          <table:table-cell table:style-name="ce1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17" table:formula="of:=100*([.G45]-[.$D45])/MAX([.G45];[.$D45])" office:value-type="float" office:value="93.0180722766595" calcext:value-type="float">
            <text:p>93,02</text:p>
          </table:table-cell>
          <table:table-cell table:style-name="ce19" office:value-type="float" office:value="0.00857619100000022" calcext:value-type="float">
            <text:p>8,58E-03</text:p>
          </table:table-cell>
          <table:table-cell table:number-columns-repeated="4"/>
          <table:table-cell table:style-name="ce13" office:value-type="string" calcext:value-type="string">
            <text:p>GKD-b_42_n150_m15</text:p>
          </table:table-cell>
          <table:table-cell table:style-name="ce15" office:value-type="float" office:value="83.8732679999999" calcext:value-type="float">
            <text:p>83,8733</text:p>
          </table:table-cell>
          <table:table-cell table:style-name="ce17" table:formula="of:=100*([.O45]-[.$D45])/MAX([.O45];[.$D45])" office:value-type="float" office:value="68.0595490806443" calcext:value-type="float">
            <text:p>68,06</text:p>
          </table:table-cell>
          <table:table-cell table:style-name="ce19" office:value-type="float" office:value="0.165833024" calcext:value-type="float">
            <text:p>1,66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3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544699999996" calcext:value-type="float">
            <text:p>26,7544699999996</text:p>
          </table:table-cell>
          <table:table-cell table:style-name="ce10"/>
          <table:table-cell table:style-name="ce1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17" table:formula="of:=100*([.G46]-[.$D46])/MAX([.G46];[.$D46])" office:value-type="float" office:value="92.0198315841202" calcext:value-type="float">
            <text:p>92,02</text:p>
          </table:table-cell>
          <table:table-cell table:style-name="ce19" office:value-type="float" office:value="0.00859587360000091" calcext:value-type="float">
            <text:p>8,60E-03</text:p>
          </table:table-cell>
          <table:table-cell table:number-columns-repeated="4"/>
          <table:table-cell table:style-name="ce13" office:value-type="string" calcext:value-type="string">
            <text:p>GKD-b_43_n150_m15</text:p>
          </table:table-cell>
          <table:table-cell table:style-name="ce15" office:value-type="float" office:value="90.1230180000001" calcext:value-type="float">
            <text:p>90,1230</text:p>
          </table:table-cell>
          <table:table-cell table:style-name="ce17" table:formula="of:=100*([.O46]-[.$D46])/MAX([.O46];[.$D46])" office:value-type="float" office:value="70.3133887504748" calcext:value-type="float">
            <text:p>70,31</text:p>
          </table:table-cell>
          <table:table-cell table:style-name="ce19" office:value-type="float" office:value="0.103932641399999" calcext:value-type="float">
            <text:p>1,04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4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.9355900000005" calcext:value-type="float">
            <text:p>25,9355900000005</text:p>
          </table:table-cell>
          <table:table-cell/>
          <table:table-cell table:style-name="ce1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17" table:formula="of:=100*([.G47]-[.$D47])/MAX([.G47];[.$D47])" office:value-type="float" office:value="93.5145591596431" calcext:value-type="float">
            <text:p>93,51</text:p>
          </table:table-cell>
          <table:table-cell table:style-name="ce19" office:value-type="float" office:value="0.00907235239999977" calcext:value-type="float">
            <text:p>9,07E-03</text:p>
          </table:table-cell>
          <table:table-cell table:number-columns-repeated="4"/>
          <table:table-cell table:style-name="ce13" office:value-type="string" calcext:value-type="string">
            <text:p>GKD-b_44_n150_m15</text:p>
          </table:table-cell>
          <table:table-cell table:style-name="ce15" office:value-type="float" office:value="86.7752599999997" calcext:value-type="float">
            <text:p>86,7753</text:p>
          </table:table-cell>
          <table:table-cell table:style-name="ce17" table:formula="of:=100*([.O47]-[.$D47])/MAX([.O47];[.$D47])" office:value-type="float" office:value="70.111769183981" calcext:value-type="float">
            <text:p>70,11</text:p>
          </table:table-cell>
          <table:table-cell table:style-name="ce19" office:value-type="float" office:value="0.1066758052" calcext:value-type="float">
            <text:p>1,07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5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.7730099999994" calcext:value-type="float">
            <text:p>27,7730099999994</text:p>
          </table:table-cell>
          <table:table-cell/>
          <table:table-cell table:style-name="ce1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17" table:formula="of:=100*([.G48]-[.$D48])/MAX([.G48];[.$D48])" office:value-type="float" office:value="93.1442518357777" calcext:value-type="float">
            <text:p>93,14</text:p>
          </table:table-cell>
          <table:table-cell table:style-name="ce19" office:value-type="float" office:value="0.00863680639999984" calcext:value-type="float">
            <text:p>8,64E-03</text:p>
          </table:table-cell>
          <table:table-cell table:number-columns-repeated="4"/>
          <table:table-cell table:style-name="ce13" office:value-type="string" calcext:value-type="string">
            <text:p>GKD-b_45_n150_m15</text:p>
          </table:table-cell>
          <table:table-cell table:style-name="ce15" office:value-type="float" office:value="103.609426" calcext:value-type="float">
            <text:p>103,6094</text:p>
          </table:table-cell>
          <table:table-cell table:style-name="ce17" table:formula="of:=100*([.O48]-[.$D48])/MAX([.O48];[.$D48])" office:value-type="float" office:value="73.1945141748016" calcext:value-type="float">
            <text:p>73,19</text:p>
          </table:table-cell>
          <table:table-cell table:style-name="ce19" office:value-type="float" office:value="0.1050520834" calcext:value-type="float">
            <text:p>1,05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6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7.749309999998" calcext:value-type="float">
            <text:p>227,749309999998</text:p>
          </table:table-cell>
          <table:table-cell/>
          <table:table-cell table:style-name="ce1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17" table:formula="of:=100*([.G49]-[.$D49])/MAX([.G49];[.$D49])" office:value-type="float" office:value="81.2422906404578" calcext:value-type="float">
            <text:p>81,24</text:p>
          </table:table-cell>
          <table:table-cell table:style-name="ce19" office:value-type="float" office:value="0.0667379866000005" calcext:value-type="float">
            <text:p>6,67E-02</text:p>
          </table:table-cell>
          <table:table-cell table:number-columns-repeated="4"/>
          <table:table-cell table:style-name="ce13" office:value-type="string" calcext:value-type="string">
            <text:p>GKD-b_46_n150_m45</text:p>
          </table:table-cell>
          <table:table-cell table:style-name="ce15" office:value-type="float" office:value="443.55801" calcext:value-type="float">
            <text:p>443,5580</text:p>
          </table:table-cell>
          <table:table-cell table:style-name="ce17" table:formula="of:=100*([.O49]-[.$D49])/MAX([.O49];[.$D49])" office:value-type="float" office:value="48.6539968019069" calcext:value-type="float">
            <text:p>48,65</text:p>
          </table:table-cell>
          <table:table-cell table:style-name="ce19" office:value-type="float" office:value="1.5160184688" calcext:value-type="float">
            <text:p>1,52E+0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7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8.6029" calcext:value-type="float">
            <text:p>228,6029</text:p>
          </table:table-cell>
          <table:table-cell/>
          <table:table-cell table:style-name="ce1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17" table:formula="of:=100*([.G50]-[.$D50])/MAX([.G50];[.$D50])" office:value-type="float" office:value="79.6925459907452" calcext:value-type="float">
            <text:p>79,69</text:p>
          </table:table-cell>
          <table:table-cell table:style-name="ce19" office:value-type="float" office:value="0.0757449980000018" calcext:value-type="float">
            <text:p>7,57E-02</text:p>
          </table:table-cell>
          <table:table-cell table:number-columns-repeated="4"/>
          <table:table-cell table:style-name="ce13" office:value-type="string" calcext:value-type="string">
            <text:p>GKD-b_47_n150_m45</text:p>
          </table:table-cell>
          <table:table-cell table:style-name="ce15" office:value-type="float" office:value="554.222161999998" calcext:value-type="float">
            <text:p>554,2222</text:p>
          </table:table-cell>
          <table:table-cell table:style-name="ce17" table:formula="of:=100*([.O50]-[.$D50])/MAX([.O50];[.$D50])" office:value-type="float" office:value="58.7524794795195" calcext:value-type="float">
            <text:p>58,75</text:p>
          </table:table-cell>
          <table:table-cell table:style-name="ce19" office:value-type="float" office:value="1.149154666" calcext:value-type="float">
            <text:p>1,15E+0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8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745339999999" calcext:value-type="float">
            <text:p>226,745339999999</text:p>
          </table:table-cell>
          <table:table-cell/>
          <table:table-cell table:style-name="ce1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17" table:formula="of:=100*([.G51]-[.$D51])/MAX([.G51];[.$D51])" office:value-type="float" office:value="82.0878965226369" calcext:value-type="float">
            <text:p>82,09</text:p>
          </table:table-cell>
          <table:table-cell table:style-name="ce19" office:value-type="float" office:value="0.0747889001999994" calcext:value-type="float">
            <text:p>7,48E-02</text:p>
          </table:table-cell>
          <table:table-cell table:number-columns-repeated="4"/>
          <table:table-cell table:style-name="ce13" office:value-type="string" calcext:value-type="string">
            <text:p>GKD-b_48_n150_m45</text:p>
          </table:table-cell>
          <table:table-cell table:style-name="ce15" office:value-type="float" office:value="519.328052" calcext:value-type="float">
            <text:p>519,3281</text:p>
          </table:table-cell>
          <table:table-cell table:style-name="ce17" table:formula="of:=100*([.O51]-[.$D51])/MAX([.O51];[.$D51])" office:value-type="float" office:value="56.3387074650073" calcext:value-type="float">
            <text:p>56,34</text:p>
          </table:table-cell>
          <table:table-cell table:style-name="ce19" office:value-type="float" office:value="2.7599115506" calcext:value-type="float">
            <text:p>2,76E+0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49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409610000003" calcext:value-type="float">
            <text:p>226,409610000003</text:p>
          </table:table-cell>
          <table:table-cell/>
          <table:table-cell table:style-name="ce1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17" table:formula="of:=100*([.G52]-[.$D52])/MAX([.G52];[.$D52])" office:value-type="float" office:value="82.79624449934" calcext:value-type="float">
            <text:p>82,80</text:p>
          </table:table-cell>
          <table:table-cell table:style-name="ce19" office:value-type="float" office:value="0.0666506112000022" calcext:value-type="float">
            <text:p>6,67E-02</text:p>
          </table:table-cell>
          <table:table-cell table:number-columns-repeated="4"/>
          <table:table-cell table:style-name="ce13" office:value-type="string" calcext:value-type="string">
            <text:p>GKD-b_49_n150_m45</text:p>
          </table:table-cell>
          <table:table-cell table:style-name="ce15" office:value-type="float" office:value="477.690285999997" calcext:value-type="float">
            <text:p>477,6903</text:p>
          </table:table-cell>
          <table:table-cell table:style-name="ce17" table:formula="of:=100*([.O52]-[.$D52])/MAX([.O52];[.$D52])" office:value-type="float" office:value="52.6032626922616" calcext:value-type="float">
            <text:p>52,60</text:p>
          </table:table-cell>
          <table:table-cell table:style-name="ce19" office:value-type="float" office:value="0.974648321800002" calcext:value-type="float">
            <text:p>9,75E-01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GKD-b_50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48.856619999998" calcext:value-type="float">
            <text:p>248,856619999998</text:p>
          </table:table-cell>
          <table:table-cell/>
          <table:table-cell table:style-name="ce1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17" table:formula="of:=100*([.G53]-[.$D53])/MAX([.G53];[.$D53])" office:value-type="float" office:value="84.3731981735979" calcext:value-type="float">
            <text:p>84,37</text:p>
          </table:table-cell>
          <table:table-cell table:style-name="ce19" office:value-type="float" office:value="0.0665097199999991" calcext:value-type="float">
            <text:p>6,65E-02</text:p>
          </table:table-cell>
          <table:table-cell table:number-columns-repeated="4"/>
          <table:table-cell table:style-name="ce13" office:value-type="string" calcext:value-type="string">
            <text:p>GKD-b_50_n150_m45</text:p>
          </table:table-cell>
          <table:table-cell table:style-name="ce15" office:value-type="float" office:value="439.056496" calcext:value-type="float">
            <text:p>439,0565</text:p>
          </table:table-cell>
          <table:table-cell table:style-name="ce17" table:formula="of:=100*([.O53]-[.$D53])/MAX([.O53];[.$D53])" office:value-type="float" office:value="43.3201370968901" calcext:value-type="float">
            <text:p>43,32</text:p>
          </table:table-cell>
          <table:table-cell table:style-name="ce19" office:value-type="float" office:value="1.1191892534" calcext:value-type="float">
            <text:p>1,12E+00</text:p>
          </table:table-cell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7" table:number-rows-repeated="104851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'2021-22'.$A$1" table:cell-range-address="$'2021-22'.$H$4:.$H$53"/>
        </table:named-expressions>
        <calcext:conditional-formats>
          <calcext:conditional-format calcext:target-range-address="'2021-22'.H4:'2021-22'.H53 '2021-22'.P4:'2021-22'.P53">
            <calcext:condition calcext:apply-style-name="Excel_CondFormat_1_1_1" calcext:value="&lt;0" calcext:base-cell-address="'2021-22'.H4"/>
          </calcext:conditional-format>
        </calcext:conditional-formats>
      </table:table>
      <table:named-expressions/>
      <table:database-ranges>
        <table:database-range table:name="__Anonymous_Sheet_DB__0" table:target-range-address="'2021-22'.F2:'2021-22'.I53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1-22" style:display-name="PageStyle_2021-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2-03-28T21:32:04.084594756</dc:date>
    <meta:editing-cycles>14</meta:editing-cycles>
    <meta:editing-duration>PT49M12S</meta:editing-duration>
    <meta:generator>LibreOffice/6.4.7.2$Linux_X86_64 LibreOffice_project/40$Build-2</meta:generator>
    <meta:document-statistic meta:table-count="1" meta:cell-count="624" meta:object-count="0"/>
  </office:meta>
</office:document-meta>
</file>